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2" style:family="paragraph" style:parent-style-name="Standard">
      <style:text-properties style:font-name="Courier New" fo:font-size="10pt" fo:background-color="#ffff00" style:font-size-asian="10pt" style:font-name-complex="Courier New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fo:font-size="14pt" style:font-size-asian="14pt" style:font-name-complex="Courier New" style:font-size-complex="14pt"/>
    </style:style>
    <style:style style:name="P7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Courier New" fo:font-size="14pt" style:font-size-asian="14pt" style:font-name-complex="Courier New" style:font-size-complex="14pt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P9" style:family="paragraph" style:parent-style-name="Standard">
      <style:paragraph-properties fo:margin-left="0cm" fo:margin-right="0cm" fo:text-indent="1.251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7.62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7.62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7"><text:span text:style-name="T2">Actividad Optativa</text:span>: Proceso de creación de imágenes tridimensionales en la tarjeta gráfica</text:p>
      <text:p text:style-name="P8"/>
      <text:p text:style-name="P9">Mantenimiento de Equipos Informáticos</text:p>
      <text:p text:style-name="P9">Curso 2008-2009</text:p>
      <text:p text:style-name="P9">Universidad de Granada</text:p>
      <text:p text:style-name="P9">Rubén Dugo Martín</text:p>
      <text:p text:style-name="P6"/>
      <text:p text:style-name="P1"/>
      <text:p text:style-name="P1"/>
      <text:p text:style-name="P3"><text:tab/>En el mundo de los gráficos tridimensionales un <text:span text:style-name="T1">modelo</text:span> es una descripción de objetos tridimensionales en un lenguaje o estructuras de datos bien definidos.</text:p>
      <text:p text:style-name="P3"><text:tab/>Entre toda la información que compone un <text:span text:style-name="T1">modelo</text:span> podemos encontrar información relacionada con valores geométricos, puntos de visión, texturas, iluminación y sombras.</text:p>
      <text:p text:style-name="P3"/>
      <text:p text:style-name="P3"/>
      <text:p text:style-name="P3"><text:tab/>Partiendo de un <text:span text:style-name="T1">modelo tridimensional</text:span> y mediante el proceso de <text:span text:style-name="T1">renderizado</text:span> se genera una imagen o animación, en el mundo real, esto sería equivalente ha hacer una fotografía o grabar un vídeo respectivamente.</text:p>
      <text:p text:style-name="P3"/>
      <text:p text:style-name="P3"><text:tab/>El proceso de <text:span text:style-name="T1">renderizado</text:span> es utilizado en muy diversas y dispares áreas como pueden ser; arquitectura, videojuegos, simuladores, películas, realidad virtual, televisión, etc.</text:p>
      <text:p text:style-name="P3"/>
      <text:p text:style-name="P3"><text:tab/>El producto (imagen o vídeo) de un proceso de <text:span text:style-name="T1">renderizado</text:span> es el resultado final de aplicar unos ciertos atributos definidos en su correspondiente modelo.</text:p>
      <text:p text:style-name="P3"><text:tab/>Entre estos atributos podemos encontrar:</text:p>
      <text:p text:style-name="P3"/>
      <text:list text:style-name="L1">
        <text:list-item>
          <text:p text:style-name="P4">Shading (sombreado): Cómo varía el color y el brillo de una superficie según la iluminación.</text:p>
        </text:list-item>
        <text:list-item>
          <text:p text:style-name="P4">Texture-mapping (mapeado de texturas): Un método para dar detalles a superficies.</text:p>
        </text:list-item>
        <text:list-item>
          <text:p text:style-name="P4">Bump-mapping (mapeado de bultos): Un método de simular bultos a pequeña escala en superficies.</text:p>
        </text:list-item>
        <text:list-item>
          <text:p text:style-name="P4">Fogging/participating medium (niebla/medio): Cómo se debilita la luz debido a los agentes atmosféricos.</text:p>
        </text:list-item>
        <text:list-item>
          <text:p text:style-name="P4">Shadows (sombras): El efecto de obstruir el paso de la luz.</text:p>
        </text:list-item>
        <text:list-item>
          <text:p text:style-name="P4">Soft shadows (sombras suaves): Variar las oscuridad causada por obstruir parcialmente las fuentes de luz.</text:p>
        </text:list-item>
        <text:list-item>
          <text:p text:style-name="P4">Reflection (reflejos): Reflejos como los espejos o debidas al brillo.</text:p>
        </text:list-item>
        <text:list-item>
          <text:p text:style-name="P4">Transparency or opacity (transparencia u opacidad): Cómo se transmite la luz a través de los objetos sólidos.</text:p>
        </text:list-item>
        <text:list-item>
          <text:p text:style-name="P4">Refraction (refracción): Curvatura de la luz asociada con la transferencia.</text:p>
        </text:list-item>
        <text:list-item>
          <text:p text:style-name="P4">Diffraction (difracción): Curvatura, propagación e interferencias de la luz cuando pasa a través de un objeto o apertura que interrumpe el haz.</text:p>
        </text:list-item>
        <text:list-item>
          <text:p text:style-name="P4">Indirect illumination (iluminación indirecta): Las superficies iluminadas por una luz reflejan otras superficies, tan directamente como la fuente de luz.</text:p>
        </text:list-item>
        <text:list-item>
          <text:p text:style-name="P4">Caustics: Reflejos de luz de objetos brillantes o de la luz que atraviesa objetos producen destellos de luz en otros objetos.</text:p>
        </text:list-item>
        <text:list-item>
          <text:p text:style-name="P4">Depth of field (profundidad de campo): Los objetos aparecen borrosos o fuera de foco cuando están demasiado lejos.</text:p>
        </text:list-item>
        <text:list-item>
          <text:p text:style-name="P4">Motion blur (movimiento borroso): Los objetos aparecen borrosos debidos a un movimiento a alta velocidad o del movimiento de la <text:soft-page-break/>cámara.</text:p>
        </text:list-item>
        <text:list-item>
          <text:p text:style-name="P4">Non-photorealistic rendering (renderizado no fotorealista): Renderizado de escenas a estilo artístico con la intención de parecer dibujos o pinturas.</text:p>
        </text:list-item>
      </text:list>
      <text:p text:style-name="P3"/>
      <text:p text:style-name="P3"><text:tab/>Entre las técnicas que emplean los algoritmos de <text:span text:style-name="T1">renderizado</text:span> podemos encontrar:</text:p>
      <text:p text:style-name="P3"/>
      <text:list text:style-name="L2">
        <text:list-item>
          <text:p text:style-name="P5">Renderizacion scanline y rasterización</text:p>
        </text:list-item>
        <text:list-item>
          <text:p text:style-name="P5">Ray casting</text:p>
        </text:list-item>
        <text:list-item>
          <text:p text:style-name="P5">Radiosity</text:p>
        </text:list-item>
        <text:list-item>
          <text:p text:style-name="P5">Ray tracing</text:p>
        </text:list-item>
      </text:list>
      <text:p text:style-name="P3"/>
      <text:p text:style-name="P3"><text:tab/>La mayoría del software destinado al diseño tridimensional combinan diferentes técnicas y algoritm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auBn</meta:initial-creator>
    <meta:creation-date>2009-05-07T21:48:50</meta:creation-date>
    <dc:creator>RauBn</dc:creator>
    <dc:date>2009-05-07T23:24:45</dc:date>
    <meta:editing-cycles>19</meta:editing-cycles>
    <meta:editing-duration>PT1H35M5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2" meta:paragraph-count="32" meta:word-count="431" meta:character-count="2939"/>
  </office:meta>
</office:document-meta>
</file>